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Black" svg:font-family="'Robo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-left="0.101cm" fo:padding-right="0.101cm" fo:padding-top="0.6cm" fo:padding-bottom="0.101cm" fo:border-left="0.05pt solid #000000" fo:border-right="none" fo:border-top="0.05pt solid #000000" fo:border-bottom="none"/>
    </style:style>
    <style:style style:name="Table1.C1" style:family="table-cell">
      <style:table-cell-properties fo:padding-left="0.101cm" fo:padding-right="0.101cm" fo:padding-top="0.6cm" fo:padding-bottom="0.101cm" fo:border-left="0.05pt solid #000000" fo:border-right="0.05pt solid #000000" fo:border-top="0.05pt solid #000000" fo:border-bottom="none"/>
    </style:style>
    <style:style style:name="Table1.A2" style:family="table-cell">
      <style:table-cell-properties fo:padding-left="0.101cm" fo:padding-right="0.101cm" fo:padding-top="0.199cm" fo:padding-bottom="0.6cm" fo:border-left="0.05pt solid #000000" fo:border-right="none" fo:border-top="none" fo:border-bottom="0.05pt solid #000000"/>
    </style:style>
    <style:style style:name="Table1.C2" style:family="table-cell">
      <style:table-cell-properties fo:padding-left="0.101cm" fo:padding-right="0.101cm" fo:padding-top="0.199cm" fo:padding-bottom="0.6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-left="0.101cm" fo:padding-right="0.101cm" fo:padding-top="0.6cm" fo:padding-bottom="0.101cm" fo:border-left="0.05pt solid #000000" fo:border-right="none" fo:border-top="0.05pt solid #000000" fo:border-bottom="none"/>
    </style:style>
    <style:style style:name="Table2.C1" style:family="table-cell">
      <style:table-cell-properties fo:padding-left="0.101cm" fo:padding-right="0.101cm" fo:padding-top="0.6cm" fo:padding-bottom="0.101cm" fo:border-left="0.05pt solid #000000" fo:border-right="0.05pt solid #000000" fo:border-top="0.05pt solid #000000" fo:border-bottom="none"/>
    </style:style>
    <style:style style:name="Table2.A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le2.C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text-transform="uppercase" style:font-name="Roboto" fo:font-size="10pt" fo:font-weight="bold" officeooo:rsid="0019c82d" officeooo:paragraph-rsid="001b93c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Roboto" fo:font-size="10pt" fo:font-weight="bold" officeooo:rsid="0019c82d" officeooo:paragraph-rsid="0019c82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text-transform="uppercase" style:font-name="Roboto" fo:font-size="10pt" fo:font-weight="bold" officeooo:rsid="0019c82d" officeooo:paragraph-rsid="001cdf83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text-transform="uppercase" style:font-name="Roboto" fo:font-size="10pt" fo:font-weight="bold" officeooo:rsid="0019c82d" officeooo:paragraph-rsid="001d234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3333" style:font-name="Roboto Black" fo:font-size="10pt" fo:font-weight="bold" officeooo:rsid="0019c82d" officeooo:paragraph-rsid="0019c82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3333" style:font-name="Roboto Black" fo:font-size="10pt" fo:font-weight="bold" officeooo:rsid="0019c82d" officeooo:paragraph-rsid="001cdf8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9900" style:font-name="Roboto Black" fo:font-size="10pt" fo:font-weight="bold" officeooo:rsid="0019c82d" officeooo:paragraph-rsid="0019c82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9900" style:font-name="Roboto Black" fo:font-size="10pt" fo:font-weight="bold" officeooo:rsid="0019c82d" officeooo:paragraph-rsid="001cdf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9900" style:font-name="Roboto Black" fo:font-size="10pt" fo:font-weight="bold" officeooo:rsid="0019c82d" officeooo:paragraph-rsid="001f0636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207888"/>
    </style:style>
    <style:style style:name="P11" style:family="paragraph" style:parent-style-name="Table_20_Contents">
      <style:paragraph-properties fo:text-align="center" style:justify-single-word="false"/>
      <style:text-properties fo:text-transform="uppercase" style:font-name="Roboto" fo:font-size="10pt" fo:font-weight="bold" officeooo:rsid="0019c82d" officeooo:paragraph-rsid="0020788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text-transform="uppercase" style:font-name="Roboto" fo:font-size="10pt" fo:font-weight="bold" officeooo:rsid="00207888" officeooo:paragraph-rsid="00207888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top="0cm" fo:margin-bottom="0.199cm" loext:contextual-spacing="false" fo:text-align="start" style:justify-single-word="false" style:writing-mode="page"/>
      <style:text-properties fo:color="#ff3333" style:font-name="Roboto Black" fo:font-size="10pt" fo:font-weight="bold" officeooo:rsid="0019c82d" officeooo:paragraph-rsid="0020788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cm" fo:margin-bottom="0.199cm" loext:contextual-spacing="false" fo:text-align="start" style:justify-single-word="false" style:writing-mode="page"/>
      <style:text-properties fo:color="#009900" style:font-name="Roboto Black" fo:font-size="10pt" fo:font-weight="bold" officeooo:rsid="0019c82d" officeooo:paragraph-rsid="00207888" style:font-size-asian="10pt" style:font-weight-asian="bold" style:font-size-complex="10pt" style:font-weight-complex="bold"/>
    </style:style>
    <style:style style:name="T1" style:family="text">
      <style:text-properties officeooo:rsid="001cdf83"/>
    </style:style>
    <style:style style:name="T2" style:family="text">
      <style:text-properties officeooo:rsid="00207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I took a while<text:line-break/>but you can deal</text:p>
          </table:table-cell>
          <table:table-cell table:style-name="Table1.A1" office:value-type="string">
            <text:p text:style-name="P2">My schedule<text:line-break/>matters too</text:p>
          </table:table-cell>
          <table:table-cell table:style-name="Table1.C1" office:value-type="string">
            <text:p text:style-name="P2">Yeah,<text:line-break/>you are welcome</text:p>
          </table:table-cell>
        </table:table-row>
        <table:table-row>
          <table:table-cell table:style-name="Table1.A2" office:value-type="string">
            <text:p text:style-name="P5">✘ <text:s/>sorry for the delay</text:p>
            <text:p text:style-name="P7">✔ <text:s/>thanks for your patience</text:p>
          </table:table-cell>
          <table:table-cell table:style-name="Table1.A2" office:value-type="string">
            <text:p text:style-name="P5">✘ <text:s/>what works best for you?</text:p>
            <text:p text:style-name="P7">✔ <text:s/>could you do __:__?</text:p>
          </table:table-cell>
          <table:table-cell table:style-name="Table1.C2" office:value-type="string">
            <text:p text:style-name="P5">✘ <text:s/>no problem / no worries</text:p>
            <text:p text:style-name="P7">✔ <text:s/>always happy to help</text:p>
          </table:table-cell>
        </table:table-row>
        <table:table-row>
          <table:table-cell table:style-name="Table1.A1" office:value-type="string">
            <text:p text:style-name="P1">I know</text:p>
            <text:p text:style-name="P1">what I am doing</text:p>
          </table:table-cell>
          <table:table-cell table:style-name="Table1.A1" office:value-type="string">
            <text:p text:style-name="P1">Wording this</text:p>
            <text:p text:style-name="P1">is hard</text:p>
          </table:table-cell>
          <table:table-cell table:style-name="Table1.C1" office:value-type="string">
            <text:p text:style-name="P4">Do you get it?</text:p>
          </table:table-cell>
        </table:table-row>
        <table:table-row>
          <table:table-cell table:style-name="Table1.A2" office:value-type="string">
            <text:p text:style-name="P5">✘ <text:s/>I think, maybe we should...</text:p>
            <text:p text:style-name="P7">✔ <text:s/>It’d be best if we...</text:p>
          </table:table-cell>
          <table:table-cell table:style-name="Table1.A2" office:value-type="string">
            <text:p text:style-name="P5">✘ <text:s/>(rewriting email for hours)</text:p>
            <text:p text:style-name="P8">✔ <text:s/>It’d be easier to discuss</text:p>
            <text:p text:style-name="P8">in person</text:p>
          </table:table-cell>
          <table:table-cell table:style-name="Table1.C2" office:value-type="string">
            <text:p text:style-name="P5">✘ <text:s/>hopefully that makes sense?</text:p>
            <text:p text:style-name="P8">✔ <text:s/>let me know if you</text:p>
            <text:p text:style-name="P8">have questions</text:p>
          </table:table-cell>
        </table:table-row>
        <table:table-row>
          <table:table-cell table:style-name="Table1.A1" office:value-type="string">
            <text:p text:style-name="P1">Where the heck</text:p>
            <text:p text:style-name="P1">are on this?</text:p>
          </table:table-cell>
          <table:table-cell table:style-name="Table1.A1" office:value-type="string">
            <text:p text:style-name="P3">I made a</text:p>
            <text:p text:style-name="P3">small error</text:p>
          </table:table-cell>
          <table:table-cell table:style-name="Table1.C1" office:value-type="string">
            <text:p text:style-name="P3">I have an</text:p>
            <text:p text:style-name="P3">appointment</text:p>
          </table:table-cell>
        </table:table-row>
        <table:table-row>
          <table:table-cell table:style-name="Table1.A2" office:value-type="string">
            <text:p text:style-name="P5">✘ just wanted to check in</text:p>
            <text:p text:style-name="P8"/>
            <text:p text:style-name="P8">✔ when I can expect</text:p>
            <text:p text:style-name="P8"><text:span text:style-name="T1">a</text:span>n update by?</text:p>
          </table:table-cell>
          <table:table-cell table:style-name="Table1.A2" office:value-type="string">
            <text:p text:style-name="P6">✘ <text:s/><text:span text:style-name="T1">A</text:span>aah, sorry. My bad.</text:p>
            <text:p text:style-name="P6">I totally missed that.</text:p>
            <text:p text:style-name="P8">✔ <text:s/>nice catch!</text:p>
            <text:p text:style-name="P8">Thanks for letting me know.</text:p>
          </table:table-cell>
          <table:table-cell table:style-name="Table1.C2" office:value-type="string">
            <text:p text:style-name="P5">✘ <text:s/>could I possibly leave earlier?</text:p>
            <text:p text:style-name="P7"/>
            <text:p text:style-name="P9">✔ <text:s/>I will need to leave</text:p>
            <text:p text:style-name="P9">for ____ at __:__</text:p>
          </table:table-cell>
        </table:table-row>
      </table:table>
      <text:p text:style-name="Standard"/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I<text:span text:style-name="T2">T</text:span> took a while</text:p>
          </table:table-cell>
          <table:table-cell table:style-name="Table2.A1" office:value-type="string">
            <text:p text:style-name="P11">My schedule matters</text:p>
          </table:table-cell>
          <table:table-cell table:style-name="Table2.C1" office:value-type="string">
            <text:p text:style-name="P11">you are welcome</text:p>
          </table:table-cell>
        </table:table-row>
        <table:table-row>
          <table:table-cell table:style-name="Table2.A2" office:value-type="string">
            <text:p text:style-name="P13">✘ <text:s/>sorry for the delay</text:p>
            <text:p text:style-name="P14">✔ <text:s/>thanks for your patience</text:p>
          </table:table-cell>
          <table:table-cell table:style-name="Table2.A2" office:value-type="string">
            <text:p text:style-name="P13">✘ <text:s/>what works best for you?</text:p>
            <text:p text:style-name="P14">✔ <text:s/>could you do __:__?</text:p>
          </table:table-cell>
          <table:table-cell table:style-name="Table2.C2" office:value-type="string">
            <text:p text:style-name="P13">✘ <text:s/>no problem / no worries</text:p>
            <text:p text:style-name="P14">✔ <text:s/>always happy to help</text:p>
          </table:table-cell>
        </table:table-row>
        <table:table-row>
          <table:table-cell table:style-name="Table2.A1" office:value-type="string">
            <text:p text:style-name="P11">I know what I am doing</text:p>
          </table:table-cell>
          <table:table-cell table:style-name="Table2.A1" office:value-type="string">
            <text:p text:style-name="P11">Wording is hard</text:p>
          </table:table-cell>
          <table:table-cell table:style-name="Table2.C1" office:value-type="string">
            <text:p text:style-name="P11">Do you get it?</text:p>
          </table:table-cell>
        </table:table-row>
        <table:table-row>
          <table:table-cell table:style-name="Table2.A2" office:value-type="string">
            <text:p text:style-name="P13">✘ <text:s/>I think, maybe we should...</text:p>
            <text:p text:style-name="P14">✔ <text:s/>It’d be best if we...</text:p>
          </table:table-cell>
          <table:table-cell table:style-name="Table2.A2" office:value-type="string">
            <text:p text:style-name="P13">✘ <text:s/>(rewriting email for hours)</text:p>
            <text:p text:style-name="P14">✔ <text:s/><text:span text:style-name="T2">let’s </text:span>discuss <text:span text:style-name="T2">this </text:span>in person</text:p>
          </table:table-cell>
          <table:table-cell table:style-name="Table2.C2" office:value-type="string">
            <text:p text:style-name="P13">✘ <text:s/>hopefully that makes sense?</text:p>
            <text:p text:style-name="P14">✔ <text:s/>let me know if you have<text:line-break/> <text:s text:c="4"/>questions</text:p>
          </table:table-cell>
        </table:table-row>
        <table:table-row>
          <table:table-cell table:style-name="Table2.A1" office:value-type="string">
            <text:p text:style-name="P12">STATUS UPDATE PLEASE</text:p>
          </table:table-cell>
          <table:table-cell table:style-name="Table2.A1" office:value-type="string">
            <text:p text:style-name="P11">I made a<text:span text:style-name="T2">N </text:span>error</text:p>
          </table:table-cell>
          <table:table-cell table:style-name="Table2.C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✘ just wanted to check in</text:p>
            <text:p text:style-name="P14">✔ can <text:span text:style-name="T2">I get a</text:span>n update by …?</text:p>
          </table:table-cell>
          <table:table-cell table:style-name="Table2.A2" office:value-type="string">
            <text:p text:style-name="P13">✘ <text:s/><text:span text:style-name="T1">A</text:span>aah, sorry. My bad.<text:line-break/> <text:s text:c="4"/>I totally missed that.</text:p>
            <text:p text:style-name="P14">✔ <text:s/>nice catch! Thanks for letting<text:line-break/> <text:s text:c="4"/>me know.</text:p>
          </table:table-cell>
          <table:table-cell table:style-name="Table2.C2" office:value-type="string">
            <text:p text:style-name="P1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Black" svg:font-family="'Robo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9:46:17.465940319</meta:creation-date>
    <dc:date>2019-07-10T11:53:18.932683191</dc:date>
    <meta:editing-duration>PT14M59S</meta:editing-duration>
    <meta:editing-cycles>3</meta:editing-cycles>
    <meta:generator>LibreOffice/5.2.7.2$Linux_X86_64 LibreOffice_project/20m0$Build-2</meta:generator>
    <meta:document-statistic meta:table-count="2" meta:image-count="0" meta:object-count="0" meta:page-count="1" meta:paragraph-count="62" meta:word-count="291" meta:character-count="1362" meta:non-whitespace-character-count="1088"/>
  </office:meta>
</office:document-meta>
</file>